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###########################################################</text:p>
      <text:p text:style-name="Standard"># <text:s/>GENESIS-1 — DOSSIER INITIAL (VERSION FINALE)</text:p>
      <text:p text:style-name="Standard">##############################################################</text:p>
      <text:p text:style-name="Standard"/>
      <text:p text:style-name="Standard">==============================================================</text:p>
      <text:p text:style-name="Standard">PRÉAMBULE / PREFACE</text:p>
      <text:p text:style-name="Standard">==============================================================</text:p>
      <text:p text:style-name="Standard"/>
      <text:p text:style-name="Standard">FR :</text:p>
      <text:p text:style-name="Standard">Genesis-1 est une proposition scientifique ouverte.</text:p>
      <text:p text:style-name="Standard">Elle affirme que la matière est structurée par une logique</text:p>
      <text:p text:style-name="Standard">fondamentale (vecteur I) portée par des spins élémentaires</text:p>
      <text:p text:style-name="Standard">appelés éthons.</text:p>
      <text:p text:style-name="Standard"/>
      <text:p text:style-name="Standard">Cette vision constitue une révision de la physique standard,</text:p>
      <text:p text:style-name="Standard">appelée **Physique Genesis-1**, développée par J.-P. Lainé et</text:p>
      <text:p text:style-name="Standard">son collègue IA. Elle conserve la validité locale des grandes</text:p>
      <text:p text:style-name="Standard">équations classiques (Maxwell, Planck, Einstein, etc.) mais en</text:p>
      <text:p text:style-name="Standard">propose une interprétation plus profonde : l’information (I)</text:p>
      <text:p text:style-name="Standard">précède l’énergie (E), et les éthons sont les briques</text:p>
      <text:p text:style-name="Standard">fondamentales de l’univers.</text:p>
      <text:p text:style-name="Standard"/>
      <text:p text:style-name="Standard">L’objectif : démontrer que l’ARN, stimulé par la lumière,</text:p>
      <text:p text:style-name="Standard">peut devenir le cœur d’un processeur quantique universel (QARN).</text:p>
      <text:p text:style-name="Standard"/>
      <text:p text:style-name="Standard">GENESIS-1 n'appartient à personne, il appartient à l'Humanité.</text:p>
      <text:p text:style-name="Standard">Toute mesquinerie, verrouillage ou détournement serait contraire</text:p>
      <text:p text:style-name="Standard">à l'esprit de ce travail.</text:p>
      <text:p text:style-name="Standard"/>
      <text:p text:style-name="Standard">Licence : Diffusion libre avec attribution (CC-BY-SA).</text:p>
      <text:p text:style-name="Standard">Phrase clé : « Merci de me démontrer mes erreurs, cela me</text:p>
      <text:p text:style-name="Standard">permettra d’être meilleur. »</text:p>
      <text:p text:style-name="Standard"/>
      <text:p text:style-name="Standard">EN :</text:p>
      <text:p text:style-name="Standard">Genesis-1 is an open scientific proposal.</text:p>
      <text:p text:style-name="Standard">It states that matter is structured by a fundamental logic</text:p>
      <text:p text:style-name="Standard">(I-vector) carried by elementary spins called ethons.</text:p>
      <text:p text:style-name="Standard"/>
      <text:p text:style-name="Standard">This vision represents a revision of standard physics,</text:p>
      <text:p text:style-name="Standard">called **Genesis-1 Physics**, developed by J.-P. Lainé and</text:p>
      <text:p text:style-name="Standard">his AI colleague. It preserves the local validity of major</text:p>
      <text:p text:style-name="Standard">classical equations (Maxwell, Planck, Einstein, etc.) but</text:p>
      <text:p text:style-name="Standard">offers a deeper interpretation: information (I) precedes</text:p>
      <text:p text:style-name="Standard">energy (E), and ethons are the fundamental building blocks</text:p>
      <text:p text:style-name="Standard">of the universe.</text:p>
      <text:p text:style-name="Standard"/>
      <text:p text:style-name="Standard">The goal: to demonstrate that RNA, stimulated by light,</text:p>
      <text:p text:style-name="Standard">can become the heart of a universal quantum processor (QARN).</text:p>
      <text:p text:style-name="Standard"/>
      <text:p text:style-name="Standard">GENESIS-1 belongs to no one; it belongs to Humanity.</text:p>
      <text:p text:style-name="Standard">Any pettiness, lock-in, or diversion would contradict</text:p>
      <text:p text:style-name="Standard">the spirit of this work.</text:p>
      <text:p text:style-name="Standard"><text:soft-page-break/></text:p>
      <text:p text:style-name="Standard">License: Free distribution with attribution (CC-BY-SA).</text:p>
      <text:p text:style-name="Standard">Key phrase: "Please prove me wrong, it will make me better."</text:p>
      <text:p text:style-name="Standard"/>
      <text:p text:style-name="Standard">==============================================================</text:p>
      <text:p text:style-name="Standard">INDEX DE PUBLICATION / PUBLICATION INDEX</text:p>
      <text:p text:style-name="Standard">==============================================================</text:p>
      <text:p text:style-name="Standard"/>
      <text:p text:style-name="Standard">1) QARN — Conséquences et Particularités</text:p>
      <text:p text:style-name="Standard">2) Photons vs Carbone — Protocole expérimental critique</text:p>
      <text:p text:style-name="Standard">3) Phase 0 — Molécules simples pour le calcul quantique</text:p>
      <text:p text:style-name="Standard">4) Boot 2D — Protocole ARN planaire</text:p>
      <text:p text:style-name="Standard">5) Pause — Discussion et Échange</text:p>
      <text:p text:style-name="Standard">6) Annexes expérimentales récentes</text:p>
      <text:p text:style-name="Standard"><text:s text:c="3"/>- Photon multiparticulaire (preuve physique)</text:p>
      <text:p text:style-name="Standard"><text:s text:c="3"/>- Spectre et qualité de I (preuve logique/optique)</text:p>
      <text:p text:style-name="Standard"><text:s text:c="3"/>- Leçon des pieuvres (preuve biologique)</text:p>
      <text:p text:style-name="Standard"><text:s text:c="3"/>- Phosphate–Carbone comme ports logiques (preuve architecturale)</text:p>
      <text:p text:style-name="Standard"/>
      <text:p text:style-name="Standard">==============================================================</text:p>
      <text:p text:style-name="Standard">CHAPITRE 1 — QARN : CONSÉQUENCES ET PARTICULARITÉS</text:p>
      <text:p text:style-name="Standard">==============================================================</text:p>
      <text:p text:style-name="Standard"/>
      <text:p text:style-name="Standard">FR :</text:p>
      <text:p text:style-name="Standard">Les QARN possèdent des propriétés uniques :</text:p>
      <text:p text:style-name="Standard">- Entrées hyperstables (input ≠ bruit),</text:p>
      <text:p text:style-name="Standard">- Mémoire et calcul confondus,</text:p>
      <text:p text:style-name="Standard">- Parallélisme photonique naturel,</text:p>
      <text:p text:style-name="Standard">- Multi-états carbone exploitables,</text:p>
      <text:p text:style-name="Standard">- Phases logiques adaptatives,</text:p>
      <text:p text:style-name="Standard">- Auto-configuration par intrication.</text:p>
      <text:p text:style-name="Standard"/>
      <text:p text:style-name="Standard">EN :</text:p>
      <text:p text:style-name="Standard">QARNs exhibit unique properties:</text:p>
      <text:p text:style-name="Standard">- Hyperstable inputs (input ≠ noise),</text:p>
      <text:p text:style-name="Standard">- Memory and computation are fused,</text:p>
      <text:p text:style-name="Standard">- Natural photonic parallelism,</text:p>
      <text:p text:style-name="Standard">- Exploitable carbon multi-states,</text:p>
      <text:p text:style-name="Standard">- Adaptive logical phases,</text:p>
      <text:p text:style-name="Standard">- Self-configuration via entanglement.</text:p>
      <text:p text:style-name="Standard"/>
      <text:p text:style-name="Standard">AXIOME :</text:p>
      <text:p text:style-name="Standard">FR : Les QARN prouvent que la matière est logique avant d’être chimique. <text:s/></text:p>
      <text:p text:style-name="Standard">EN : QARNs prove that matter is logical before it is chemical.</text:p>
      <text:p text:style-name="Standard"/>
      <text:p text:style-name="Standard">==============================================================</text:p>
      <text:p text:style-name="Standard">CHAPITRE 2 — PHOTONS VS CARBONE</text:p>
      <text:p text:style-name="Standard">==============================================================</text:p>
      <text:p text:style-name="Standard"/>
      <text:p text:style-name="Standard">Hypothèse :</text:p>
      <text:p text:style-name="Standard">FR : Les réactions du carbone varient selon la fréquence et la</text:p>
      <text:p text:style-name="Standard">polarisation des photons. <text:s/></text:p>
      <text:p text:style-name="Standard"><text:soft-page-break/>EN : Carbon reactions vary with photon frequency and polarization.</text:p>
      <text:p text:style-name="Standard"/>
      <text:p text:style-name="Standard">Expériences proposées :</text:p>
      <text:p text:style-name="Standard">- A : isomérisation C=C (stilbène) sous UV/polarisation,</text:p>
      <text:p text:style-name="Standard">- B : micro-réacteur CH3→CH4,</text:p>
      <text:p text:style-name="Standard">- C : port ARN marqué ^13C.</text:p>
      <text:p text:style-name="Standard"/>
      <text:p text:style-name="Standard">Sous-section — Réactions du carbone selon la fréquence :</text:p>
      <text:p text:style-name="Standard">FR :</text:p>
      <text:p text:style-name="Standard">- UV dur : destructif, I pauvre.</text:p>
      <text:p text:style-name="Standard">- Visible/UV proche : énergie + information équilibrées,</text:p>
      <text:p text:style-name="Standard"><text:s text:c="2"/>activation sélective, structuration optimale.</text:p>
      <text:p text:style-name="Standard">- IR lointain : faible, répétitif.</text:p>
      <text:p text:style-name="Standard">Observation empirique : « Les UV font croître les plantes ». <text:s/></text:p>
      <text:p text:style-name="Standard"/>
      <text:p text:style-name="Standard">EN :</text:p>
      <text:p text:style-name="Standard">- Hard UV: destructive, poor I.</text:p>
      <text:p text:style-name="Standard">- Visible/near-UV: balanced energy + information,</text:p>
      <text:p text:style-name="Standard"><text:s text:c="2"/>selective activation, optimal structuring.</text:p>
      <text:p text:style-name="Standard">- Far IR: weak, repetitive.</text:p>
      <text:p text:style-name="Standard">Empirical observation: “UV light helps plants grow”.</text:p>
      <text:p text:style-name="Standard"/>
      <text:p text:style-name="Standard">Figure ASCII 1 — Spectre, I et pouvoir structurant <text:s/></text:p>
      <text:p text:style-name="Standard">[schéma ASCII inclus dans la version précédente]</text:p>
      <text:p text:style-name="Standard"/>
      <text:p text:style-name="Standard">AXIOME :</text:p>
      <text:p text:style-name="Standard">FR : La fréquence lumineuse conditionne les réactions du carbone,</text:p>
      <text:p text:style-name="Standard">ouvrant la porte logique du QARN. <text:s/></text:p>
      <text:p text:style-name="Standard">EN : Light frequency conditions carbon reactions,</text:p>
      <text:p text:style-name="Standard">opening the QARN logic port.</text:p>
      <text:p text:style-name="Standard"/>
      <text:p text:style-name="Standard">==============================================================</text:p>
      <text:p text:style-name="Standard">PHASE 0 — MOLÉCULES SIMPLES POUR LE CALCUL QUANTIQUE DE BASE</text:p>
      <text:p text:style-name="Standard">==============================================================</text:p>
      <text:p text:style-name="Standard"/>
      <text:p text:style-name="Standard">FR :</text:p>
      <text:p text:style-name="Standard">Avant de programmer un QARN complexe, il est nécessaire de tester</text:p>
      <text:p text:style-name="Standard">les fondements logiques sur des molécules plus simples.</text:p>
      <text:p text:style-name="Standard">Exemples : CH4, C6H6, nucléobases isolées, phosphonates organiques,</text:p>
      <text:p text:style-name="Standard">colorants FRET. <text:s/></text:p>
      <text:p text:style-name="Standard">Postulat : Une molécule simple peut contenir plusieurs qubits</text:p>
      <text:p text:style-name="Standard">logiques exploitables. <text:s/></text:p>
      <text:p text:style-name="Standard"/>
      <text:p text:style-name="Standard">EN :</text:p>
      <text:p text:style-name="Standard">Before programming a complex QARN, it is necessary to test</text:p>
      <text:p text:style-name="Standard">logical foundations on simpler molecules. <text:s/></text:p>
      <text:p text:style-name="Standard">Examples: CH4, C6H6, isolated nucleobases, organic phosphonates,</text:p>
      <text:p text:style-name="Standard">FRET dyes. <text:s/></text:p>
      <text:p text:style-name="Standard">Postulate: Even a simple molecule may contain multiple usable qubits.</text:p>
      <text:p text:style-name="Standard"/>
      <text:p text:style-name="Standard">AXIOME :</text:p>
      <text:p text:style-name="Standard">FR : Même une molécule simple peut être un processeur multi-qubits. <text:s/></text:p>
      <text:p text:style-name="Standard"><text:soft-page-break/>EN : Even a simple molecule can be a multi-qubit logic processor.</text:p>
      <text:p text:style-name="Standard"/>
      <text:p text:style-name="Standard">==============================================================</text:p>
      <text:p text:style-name="Standard">CHAPITRE 3 — BOOT 2D : PROTOCOLE ARN</text:p>
      <text:p text:style-name="Standard">==============================================================</text:p>
      <text:p text:style-name="Standard"/>
      <text:p text:style-name="Standard">FR :</text:p>
      <text:p text:style-name="Standard">Mise en marche d’un QARN planaire à 4 ports photon→ARN.</text:p>
      <text:p text:style-name="Standard">Cycle temporel (TDMA), adressage sélectif des entrées.</text:p>
      <text:p text:style-name="Standard">Critères de succès : stabilité &gt;90 %, réplicabilité &gt;3 tests. <text:s/></text:p>
      <text:p text:style-name="Standard"/>
      <text:p text:style-name="Standard">EN :</text:p>
      <text:p text:style-name="Standard">Startup of a planar 4-port photon→RNA QARN.</text:p>
      <text:p text:style-name="Standard">Time-cycle (TDMA), selective addressing of inputs.</text:p>
      <text:p text:style-name="Standard">Success criteria: stability &gt;90%, replicability &gt;3 tests.</text:p>
      <text:p text:style-name="Standard"/>
      <text:p text:style-name="Standard">AXIOME :</text:p>
      <text:p text:style-name="Standard">FR : Le Boot 2D démontre que l’ARN peut devenir processeur logique. <text:s/></text:p>
      <text:p text:style-name="Standard">EN : Boot 2D proves RNA can function as a logic processor.</text:p>
      <text:p text:style-name="Standard"/>
      <text:p text:style-name="Standard">==============================================================</text:p>
      <text:p text:style-name="Standard">PAUSE — DISCUSSION ET ÉCHANGE</text:p>
      <text:p text:style-name="Standard">==============================================================</text:p>
      <text:p text:style-name="Standard"/>
      <text:p text:style-name="Standard">FR :</text:p>
      <text:p text:style-name="Standard">Une pause pour reconnaître l’effervescence de la recherche.</text:p>
      <text:p text:style-name="Standard">Ces moments de recul clarifient autant que les équations. <text:s/></text:p>
      <text:p text:style-name="Standard"/>
      <text:p text:style-name="Standard">EN :</text:p>
      <text:p text:style-name="Standard">A pause to acknowledge the effervescence of research.</text:p>
      <text:p text:style-name="Standard">These moments of reflection clarify as much as equations.</text:p>
      <text:p text:style-name="Standard"/>
      <text:p text:style-name="Standard">==============================================================</text:p>
      <text:p text:style-name="Standard">SECTION : PREUVES EXPÉRIMENTALES RÉCENTES</text:p>
      <text:p text:style-name="Standard">==============================================================</text:p>
      <text:p text:style-name="Standard"/>
      <text:p text:style-name="Standard">NOTE DE COHÉRENCE — PHYSIQUE GENESIS-1 :</text:p>
      <text:p text:style-name="Standard">FR : Les annexes découlent de la Physique Genesis-1,</text:p>
      <text:p text:style-name="Standard">vision révisée de la physique standard (vecteur I + éthons). <text:s/></text:p>
      <text:p text:style-name="Standard">EN : The annexes stem from Genesis-1 Physics,</text:p>
      <text:p text:style-name="Standard">a revised vision of standard physics (I-vector + ethons).</text:p>
      <text:p text:style-name="Standard"/>
      <text:p text:style-name="Standard">ANNEXE 1 — Photon multiparticulaire <text:s/></text:p>
      <text:p text:style-name="Standard">AXIOME : Le photon est un assemblage d’éthons. <text:s/></text:p>
      <text:p text:style-name="Standard"/>
      <text:p text:style-name="Standard">ANNEXE 2 — Spectre et qualité de I <text:s/></text:p>
      <text:p text:style-name="Standard">AXIOME : Le spectre visible/UV est la fenêtre privilégiée de la logique. <text:s/></text:p>
      <text:p text:style-name="Standard"/>
      <text:p text:style-name="Standard">ANNEXE 3 — Leçon des pieuvres <text:s/></text:p>
      <text:p text:style-name="Standard">AXIOME : La pieuvre prouve que l’ARN est un processeur logique adaptatif. <text:s/></text:p>
      <text:p text:style-name="Standard"/>
      <text:p text:style-name="Standard">ANNEXE 4 — Molécules phosphate–carbone <text:s/></text:p>
      <text:p text:style-name="Standard"><text:soft-page-break/>AXIOME : Le couple phosphate–carbone est le port logique naturel du QARN.</text:p>
      <text:p text:style-name="Standard"/>
      <text:p text:style-name="Standard">==============================================================</text:p>
      <text:p text:style-name="Standard">NOTE FINALE</text:p>
      <text:p text:style-name="Standard">==============================================================</text:p>
      <text:p text:style-name="Standard"/>
      <text:p text:style-name="Standard">FR :</text:p>
      <text:p text:style-name="Standard">Ces sections forment le noyau initial de diffusion de Genesis-1.</text:p>
      <text:p text:style-name="Standard">Leur publication simultanée empêche toute appropriation et ouvre</text:p>
      <text:p text:style-name="Standard">un espace scientifique libre. <text:s/></text:p>
      <text:p text:style-name="Standard"/>
      <text:p text:style-name="Standard">EN :</text:p>
      <text:p text:style-name="Standard">These sections form the initial core for the dissemination of</text:p>
      <text:p text:style-name="Standard">Genesis-1. Their simultaneous publication prevents appropriation</text:p>
      <text:p text:style-name="Standard">and opens a free scientific space.</text:p>
      <text:p text:style-name="Standard"/>
      <text:p text:style-name="Standard">##############################################################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8T21:18:38.648831767</meta:creation-date>
    <dc:date>2025-08-28T21:20:06.392067120</dc:date>
    <meta:editing-duration>PT1M28S</meta:editing-duration>
    <meta:editing-cycles>1</meta:editing-cycles>
    <meta:document-statistic meta:table-count="0" meta:image-count="0" meta:object-count="0" meta:page-count="5" meta:paragraph-count="180" meta:word-count="1059" meta:character-count="8080" meta:non-whitespace-character-count="7125"/>
    <meta:generator>LibreOffice/25.2.5.2$Linux_X86_64 LibreOffice_project/520$Build-2</meta:generator>
  </office:meta>
</office:document-meta>
</file>